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904cm" svg:height="10.8cm" svg:x="4.996cm" svg:y="7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1.001cm" svg:x="5cm" svg:y="7.999cm">
            <text:p text:style-name="P1">text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4cm" svg:x="5cm" svg:y="12.9cm">
            <text:p text:style-name="P1">stack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frame draw:style-name="gr3" draw:layer="layout" svg:width="1.772cm" svg:height="0.962cm" svg:x="1.428cm" svg:y="13.7cm">
            <draw:text-box>
              <text:p>ESP</text:p>
            </draw:text-box>
          </draw:frame>
          <draw:line draw:style-name="gr4" draw:text-style-name="P1" draw:layer="layout" svg:x1="3.2cm" svg:y1="14.2cm" svg:x2="5cm" svg:y2="14.2cm">
            <text:p/>
          </draw:line>
          <draw:custom-shape draw:style-name="gr2" draw:text-style-name="P1" draw:layer="layout" svg:width="4.9cm" svg:height="1.001cm" svg:x="5cm" svg:y="8.998cm">
            <text:p text:style-name="P1">data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cm" svg:height="1.001cm" svg:x="5cm" svg:y="9.999cm">
            <text:p text:style-name="P1">bss</text:p>
            <draw:enhanced-geometry svg:viewBox="0 0 21600 21600" draw:type="rectangle" draw:enhanced-path="M 0 0 L 21600 0 21600 21600 0 21600 0 0 Z N"/>
          </draw:custom-shape>
        </draw:g>
        <draw:frame draw:style-name="gr3" draw:layer="layout" svg:width="3.982cm" svg:height="0.962cm" svg:x="1.118cm" svg:y="6.738cm">
          <draw:text-box>
            <text:p>0x00000000</text:p>
          </draw:text-box>
        </draw:frame>
        <draw:frame draw:style-name="gr3" draw:layer="layout" svg:width="4.287cm" svg:height="0.962cm" svg:x="0.9cm" svg:y="17.4cm">
          <draw:text-box>
            <text:p>0xFFFFFF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8-02T09:55:36</meta:creation-date>
    <dc:date>2013-08-05T09:06:23</dc:date>
    <dc:creator>cleric </dc:creator>
    <meta:editing-duration>PT4H21M55S</meta:editing-duration>
    <meta:editing-cycles>3</meta:editing-cycles>
    <meta:generator>LibreOffice/3.5$Linux_x86 LibreOffice_project/350m1$Build-2</meta:generator>
    <meta:document-statistic meta:object-count="10"/>
  </office:meta>
</office:document-meta>
</file>